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42.80621mm" fo:page-width="143.4684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000000" draw:opacity="100.0%" draw:stroke="none"/>
    </style:style>
  </office:automatic-styles>
  <office:body>
    <office:drawing>
      <draw:page draw:master-page-name="Default" draw:name="page1" draw:style-name="DP1">
        <draw:g draw:id="svg2">
          <draw:g draw:id="layer1">
            <draw:g draw:id="g3196">
              <draw:path svg:d="M 13685.888 0.035182204 C 13476.09 -1.2933041 13184.706 35.24269 13046.754 68.66148 C 12423.028 219.75945 11332.426 1071.994 10473.682 1691.7147 C 9762.999 2204.5854 8786.344 2302.763 8661.285 2637.6 C 8542.731 2955.0234 7441.41 5787.1094 7187.887 6125.139 C 6934.365 6463.1685 6141.873 6098.451 5775.674 6211.1284 C 5409.476 6323.805 4902.606 6080.7764 4874.437 5939.9307 C 4846.2676 5799.085 5483.9434 5508.647 4680.9604 5730.7446 C 3150.3862 6154.087 3385.4133 5955.6133 3751.6113 5561.2456 C 4117.8105 5166.8784 4173.5493 5252.014 3638.3367 5252.014 C 3103.1226 5252.014 1912.8744 6642.3 2263.33 5823.3486 C 2803.964 4559.984 2435.3093 4675.12 2435.3093 4562.444 C 2435.3093 4449.7676 1822.5815 5396.36 1525.8042 5618.2964 C 1250.4375 5824.2217 1502.5386 5419.4897 1558.8771 5194.136 C 1615.216 4968.784 1801.5256 4825.5522 1723.4148 4744.3447 C 1550.9822 4565.078 1469.5802 3561.4167 1469.5802 3843.108 C 1469.5802 4124.7993 765.5968 6113.23 627.8746 6083.798 C 465.32037 6049.0586 343.05035 4970.202 314.50867 4857.6196 C 286.3393 4746.5063 -115.22252 4582.3633 32.562077 4801.3955 C 161.93988 4993.145 33.10315 7617.668 173.94879 7561.3306 C 314.79443 7504.9917 990.8499 7899.501 990.8498 7899.501 C 990.8498 7899.501 1385.0159 7815.222 1497.6923 7787.053 C 1610.3684 7758.884 4173.832 8998.0625 4314.6777 9138.908 C 4455.5234 9279.754 3750.8423 9900.012 3722.6726 10097.196 C 3694.5032 10294.381 3863.6587 10321.832 4060.843 10857.046 C 4258.0273 11392.259 4019.321 12482.055 4160.167 12453.885 C 4301.012 12425.716 4849.1943 11328.934 4961.87 11159.92 C 5074.5464 10990.904 5469.4336 10744.7705 6032.8154 10660.263 C 6596.1978 10575.756 8061.4976 11505.333 8230.511 11477.163 C 8399.526 11448.994 8534.896 11742.429 8478.558 12221.304 C 8422.22 12700.179 7969.7646 12715.497 8036.2075 13573.159 C 8059.3633 13872.051 8521.551 13947.341 8793.577 14266.037 C 8866.7295 14351.739 8652.306 14040.542 8595.967 13927.866 C 8539.628 13815.189 8765.465 13731.083 8765.465 13731.083 C 8765.465 13731.083 8483.69 13730.3125 8399.183 13702.144 C 8314.676 13673.976 8161.0327 13252.769 8342.959 13139.077 C 8945.35 12762.626 9075.181 13167.247 9244.195 13139.077 C 9413.211 13110.908 9582.48 13504.989 9526.143 13279.638 C 9469.804 13054.284 9159.6045 12829.19 8877.913 12744.683 C 8596.223 12660.176 8744.682 12323.204 8768.849 12181.616 C 8810.8545 11935.509 8955.411 11916.212 9008.656 12105.835 C 9077.882 12352.367 9473.7295 12699.615 9388.139 12540.924 C 9298.909 12375.484 9189.55 12084.2705 9277.269 12098.107 C 9332.919 12106.886 9723.1455 12273.77 9610.479 12209.729 C 9178.506 11964.192 9212.812 11836.658 9189.475 11581.133 C 9245.8125 11524.796 9727.613 11487.962 9874.882 11498.09 C 9823.5 11374.994 9131.862 11279.61 9075.523 11251.44 C 9019.186 11223.271 9047.412 10716.486 9047.412 10716.486 C 9047.412 10716.486 9244.024 10660.434 9328.531 10575.927 C 9413.04 10491.419 9802.957 10589.041 9887.464 10645.38 C 9971.971 10701.718 10355.93 10588.444 10524.944 10532.1045 C 10693.959 10475.768 10921.647 10563.866 11006.155 10394.853 C 11090.662 10225.837 11590.547 10394.968 11675.055 10338.628 C 11759.5625 10282.29 11836.172 10028.798 11892.51 9916.122 C 11948.848 9803.445 12681.184 9673.978 12737.522 9617.639 C 12793.86 9561.3 12858.238 9356.591 12858.238 9243.915 C 12858.238 9131.237 13469.203 8857.133 13497.373 8772.626 C 13525.541 8688.118 13638.817 8604.183 13610.647 8491.506 C 13582.478 8378.829 13976.643 8097.2827 14117.489 8012.776 C 14258.335 7928.2676 14371.383 7364.717 14343.212 7280.2104 C 14315.044 7195.7026 13948.277 7730.7725 13807.431 7758.941 C 13666.585 7787.1104 12653.046 8012.548 12315.016 8125.2236 C 11976.987 8237.9 10962.619 8463.337 10821.773 8491.506 C 10680.928 8519.675 10427.437 8237.9 10399.268 8125.2236 C 10371.098 8012.5474 10765.123 7955.782 10567.939 7927.613 C 10370.755 7899.4434 9272.537 7364.775 9159.859 7252.0986 C 9047.184 7139.4214 9413.466 6942.155 9526.143 6885.816 C 9638.818 6829.478 9722.87 6744.7153 9751.038 6603.8696 C 9779.207 6463.024 10117.691 6293.7275 10343.043 5927.5283 C 10568.396 5561.3306 10849.943 3871.6765 10821.773 3646.324 C 10793.606 3420.9705 11305.052 3071.3347 11441.064 2801.311 C 11582.743 2520.037 12097.671 1990.0157 12429.117 1737.1901 C 13061.508 1254.8079 13973.594 159.27145 13924.84 52.125023 C 13908.057 15.240236 13811.768 0.832274 13685.888 0.035182204 z M 8476.077 10766.923 C 8579.5 10764.768 8690.225 10799.995 8690.225 10799.995 C 8813.071 10709.175 8706.827 10890.406 8742.961 11169.435 C 8774.935 11416.341 8847.918 11403.793 8444.553 11181.808 C 8236.811 11067.4795 8040.93 11229.007 8304.098 10871.929 C 8352.117 10806.774 8395.638 10768.599 8476.077 10766.923 z" svg:height="142.80775mm" draw:style-name="style-2" svg:viewBox="0.0 0.0 14347.547 14280.774" svg:width="143.47548mm" svg:x="-0.0031574548mm" svg:y="-3.505604E-4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42.80621mm" fo:page-width="143.4684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